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BitWiseOperators" style:family="table">
      <style:table-properties style:width="6.25in" table:align="margins" style:may-break-between-rows="false"/>
    </style:style>
    <style:style style:name="BitWiseOperators.A" style:family="table-column">
      <style:table-column-properties style:column-width="1.5625in" style:rel-column-width="16383*"/>
    </style:style>
    <style:style style:name="BitWiseOperators.D" style:family="table-column">
      <style:table-column-properties style:column-width="1.5625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25in" table:align="margins"/>
    </style:style>
    <style:style style:name="ShortcutBitwiseOperators.A" style:family="table-column">
      <style:table-column-properties style:column-width="2.083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25in" table:align="margins"/>
    </style:style>
    <style:style style:name="SHLandSHROperators.A" style:family="table-column">
      <style:table-column-properties style:column-width="1.5625in" style:rel-column-width="16383*"/>
    </style:style>
    <style:style style:name="SHLandSHROperators.C" style:family="table-column">
      <style:table-column-properties style:column-width="3.1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25in" table:align="margins" style:may-break-between-rows="true"/>
    </style:style>
    <style:style style:name="BitwiseMacros.A" style:family="table-column">
      <style:table-column-properties style:column-width="1.375in" style:rel-column-width="14417*"/>
    </style:style>
    <style:style style:name="BitwiseMacros.B" style:family="table-column">
      <style:table-column-properties style:column-width="1.875in" style:rel-column-width="19660*"/>
    </style:style>
    <style:style style:name="BitwiseMacros.C" style:family="table-column">
      <style:table-column-properties style:column-width="3in"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98dfb"/>
    </style:style>
    <style:style style:name="P2" style:family="paragraph" style:parent-style-name="Standard">
      <style:text-properties officeooo:paragraph-rsid="005b43fb"/>
    </style:style>
    <style:style style:name="P3" style:family="paragraph" style:parent-style-name="code">
      <style:text-properties officeooo:paragraph-rsid="005b43fb"/>
    </style:style>
    <style:style style:name="P4" style:family="paragraph" style:parent-style-name="Standard">
      <style:text-properties officeooo:paragraph-rsid="00603ac3"/>
    </style:style>
    <style:style style:name="P5" style:family="paragraph" style:parent-style-name="Standard">
      <style:text-properties officeooo:paragraph-rsid="006687b0"/>
    </style:style>
    <style:style style:name="P6" style:family="paragraph" style:parent-style-name="code">
      <style:text-properties officeooo:paragraph-rsid="004fc03e"/>
    </style:style>
    <style:style style:name="P7" style:family="paragraph" style:parent-style-name="code">
      <style:text-properties officeooo:paragraph-rsid="0059c6b6"/>
    </style:style>
    <style:style style:name="P8" style:family="paragraph" style:parent-style-name="code">
      <style:text-properties officeooo:rsid="0059c6b6" officeooo:paragraph-rsid="0059c6b6"/>
    </style:style>
    <style:style style:name="P9" style:family="paragraph" style:parent-style-name="code">
      <style:text-properties officeooo:rsid="005d0018" officeooo:paragraph-rsid="005d0018"/>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paragraph-rsid="0069c24d"/>
    </style:style>
    <style:style style:name="P12" style:family="paragraph" style:parent-style-name="code">
      <style:text-properties officeooo:rsid="006b0c37" officeooo:paragraph-rsid="006b0c37"/>
    </style:style>
    <style:style style:name="P13" style:family="paragraph" style:parent-style-name="code">
      <style:text-properties officeooo:paragraph-rsid="006b0c37"/>
    </style:style>
    <style:style style:name="P14" style:family="paragraph" style:parent-style-name="Heading_20_1">
      <style:paragraph-properties fo:break-before="page"/>
    </style:style>
    <style:style style:name="T1" style:family="text">
      <style:text-properties style:font-name-asian="Courier New" style:font-name-complex="Courier New"/>
    </style:style>
    <style:style style:name="T2" style:family="text">
      <style:text-properties officeooo:rsid="000fa1ce"/>
    </style:style>
    <style:style style:name="T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style:style style:name="T18" style:family="text">
      <style:text-properties officeooo:rsid="0067b6cf"/>
    </style:style>
    <style:style style:name="T19" style:family="text">
      <style:text-properties officeooo:rsid="0068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hapter <text:span text:style-name="T18">6 - </text:span>Binary Number System </text:h>
      <text:p text:style-name="Text_20_body"/>
      <text:p text:style-name="Text_20_body"/>
      <text:p text:style-name="Text_20_body"/>
      <text:h text:style-name="Heading_20_2" text:outline-level="2">Introduction to Binary Numbers</text:h>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code">Case WM_COMMAND </text:p>
      <text:p text:style-name="code">wmId = Loword( wParam )</text:p>
      <text:p text:style-name="code">wmEvent = Hiword( wParam ) </text:p>
      <text:p text:style-name="code"/>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
      <text:h text:style-name="Heading_20_2" text:outline-level="2"><text:soft-page-break/><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
      <text:p text:style-name="Standard">We can confirm this by using the power of 2 notation which results in the following:</text:p>
      <text:p text:style-name="Standard"/>
      <text:p text:style-name="P1">-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1"/>
      <text:p text:style-name="P1">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P12">'Initialize variables</text:p>
      <text:p text:style-name="code">myByte = 5</text:p>
      <text:p text:style-name="code"/>
      <text:p text:style-name="code">'Get the binary form of number </text:p>
      <text:p text:style-name="code">myBits = Bin(myByte,8) </text:p>
      <text:p text:style-name="code"/>
      <text:p text:style-name="P6">'Print out nybbles with a space between so is is</text:p>
      <text:p text:style-name="P13">'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6">'Print out nybbles with a space between so is is </text:p>
      <text:p text:style-name="P13">'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text:span text:style-name="T18">6.1</text:span>: signbit.bas </text:p>
      <text:p text:style-name="Standard"/>
      <text:p text:style-name="Standard"><text:soft-page-break/><text:tab/><text:span text:style-name="T9">Analysis</text:span>: <text:span text:style-name="T13">At the start of the program we </text:span>declare the working variables, a byte that will represent the actual number and a string that will represent the binary value. <text:span text:style-name="T13">Next</text:span> the 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text:p>
      <text:p text:style-name="output">myByte =-5 which is binary 1111 1011</text:p>
      <text:p text:style-name="Text">Output <text:span text:style-name="T18">6.</text:span><text:span text:style-name="T19">1</text:span>: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2" text:outline-level="2">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text:soft-page-break/></text:p>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3" text:outline-level="3">The NOT Operator </text:h>
      <text:p text:style-name="Standard">You saw the NOT operator at work in the two's complement section. The following program performs the same two's complement operation. </text:p>
      <text:p text:style-name="Standard"/>
      <text:p text:style-name="P7">Dim As Byte myByte = 5 </text:p>
      <text:p text:style-name="P7"/>
      <text:p text:style-name="P7"><text:soft-page-break/>'5 in decimal and binary </text:p>
      <text:p text:style-name="P7">Print "myByte:";myByte," Binary: ";Bin(myByte) </text:p>
      <text:p text:style-name="P7"/>
      <text:p text:style-name="P7">'Apply NOT operator </text:p>
      <text:p text:style-name="P7">myByte = Not myByte </text:p>
      <text:p text:style-name="P7"/>
      <text:p text:style-name="P7">'Value after NOT operation </text:p>
      <text:p text:style-name="P7">Print "NOT myByte: ";myByte," Binary: ";Bin(myByte) </text:p>
      <text:p text:style-name="P7"/>
      <text:p text:style-name="P7">'Add 1 after NOT operation </text:p>
      <text:p text:style-name="P7">myByte = myByte + 1 </text:p>
      <text:p text:style-name="P7"/>
      <text:p text:style-name="P7">'Print result = 5 in decimal and binary </text:p>
      <text:p text:style-name="P7">Print "myByte + 1: ";myByte," Binary: ";Bin(myByte) </text:p>
      <text:p text:style-name="P7"/>
      <text:p text:style-name="P7">Sleep </text:p>
      <text:p text:style-name="P7">End </text:p>
      <text:p text:style-name="Text">Listing 6.<text:span text:style-name="T18">2</text:span>: not.bas </text:p>
      <text:p text:style-name="Standard"/>
      <text:p text:style-name="P4"><text:tab/><text:span text:style-name="T9">Analysis</text:span>: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4"/>
      <text:p text:style-name="Standard">When the program is run, you should see the following output. </text:p>
      <text:p text:style-name="Standard"/>
      <text:p text:style-name="output">myByte: 5 <text:s text:c="5"/>Binary: 101</text:p>
      <text:p text:style-name="output">NOT myByte: -6 <text:s text:c="14"/>Binary: 11111010</text:p>
      <text:p text:style-name="output">myByte + 1: -5 <text:s text:c="14"/>Binary: 11111011</text:p>
      <text:p text:style-name="Text">Output 6.<text:span text:style-name="T18">2</text:span>: Output of not.bas</text:p>
      <text:p text:style-name="Standard"/>
      <text:p text:style-name="Standard"><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3" text:outline-level="3"><text:soft-page-break/>The AND Operator </text:h>
      <text:p text:style-name="Standard">The AND operator can be used to test if an individual bit is 1 or 0 by using a mask value to test for the bit position as the following program illustrates. </text:p>
      <text:p text:style-name="Standard"/>
      <text:p text:style-name="P7">'Declare working variable and mask value </text:p>
      <text:p text:style-name="P7">'The mask will test the 3rd bit position, i.e. 4 </text:p>
      <text:p text:style-name="P7">Dim As Byte myByte = 5, Mask = 4 </text:p>
      <text:p text:style-name="P7"/>
      <text:p text:style-name="P7">'Print decimal and binary values </text:p>
      <text:p text:style-name="P7">Print "Testing 3rd bit position (from right)" </text:p>
      <text:p text:style-name="P7">Print "myByte:";myByte," Binary: ";Bin(myByte) </text:p>
      <text:p text:style-name="P7">Print "Mask: ";Mask," Binary: ";Bin(Mask) </text:p>
      <text:p text:style-name="P7"/>
      <text:p text:style-name="P7">'Check to see if 3rd bit is set </text:p>
      <text:p text:style-name="P7">If (myByte And Mask) = 4 Then </text:p>
      <text:p text:style-name="P7"><text:tab/>Print "3rd bit is 1" </text:p>
      <text:p text:style-name="P7">Else</text:p>
      <text:p text:style-name="P7"><text:tab/>Print "3rd bit is 0" </text:p>
      <text:p text:style-name="P7">End If </text:p>
      <text:p text:style-name="P7"/>
      <text:p text:style-name="P7">Print </text:p>
      <text:p text:style-name="P7"/>
      <text:p text:style-name="P7">'The mask will test the 2nd bit position, i.e. 2 </text:p>
      <text:p text:style-name="P7">Mask = 2 </text:p>
      <text:p text:style-name="P7"/>
      <text:p text:style-name="P7">'Print decimal and binary values </text:p>
      <text:p text:style-name="P7">Print "Testing 2nd bit position (from right)" </text:p>
      <text:p text:style-name="P7">Print "myByte:";myByte," Binary: ";Bin(myByte) </text:p>
      <text:p text:style-name="P7">Print "Mask: ";Mask," Binary: ";Bin(Mask) </text:p>
      <text:p text:style-name="P7"/>
      <text:p text:style-name="P7">'Check to see if 2nd bit is set </text:p>
      <text:p text:style-name="P7">If (myByte And Mask) = 4 Then </text:p>
      <text:p text:style-name="P7"><text:tab/>Print "2nd bit is 1" </text:p>
      <text:p text:style-name="P7">Else </text:p>
      <text:p text:style-name="P7"><text:tab/>Print "2nd bit is 0" </text:p>
      <text:p text:style-name="P7">End If </text:p>
      <text:p text:style-name="P7">Sleep </text:p>
      <text:p text:style-name="P8">END</text:p>
      <text:p text:style-name="Text">Listing 6.<text:span text:style-name="T19">3</text:span>: and.bas </text:p>
      <text:p text:style-name="Standard"/>
      <text:p text:style-name="Standard"><text:soft-page-break/><text:tab/><text:span text:style-name="T9">Analysis</text:span>: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text:p>
      <text:p text:style-name="output">myByte: 5 <text:s text:c="5"/>Binary: 101</text:p>
      <text:p text:style-name="output">Mask: <text:s/>4 <text:s text:c="6"/>Binary: 100</text:p>
      <text:p text:style-name="output">3rd bit is 1</text:p>
      <text:p text:style-name="output"/>
      <text:p text:style-name="output">Testing 2nd bit position (from right)</text:p>
      <text:p text:style-name="output">myByte: 5 <text:s text:c="5"/>Binary: 101</text:p>
      <text:p text:style-name="output">Mask: <text:s/>2 <text:s text:c="6"/>Binary: 10</text:p>
      <text:p text:style-name="output">2nd bit is 0</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value returned from the expression (myByte And Mask) does not match the target value, so the code following the Else clause if executed. <text:span text:style-name="T15">The program is then closed as normal.</text:span> </text:p>
      <text:h text:style-name="Heading_20_3" text:outline-level="3">The OR Operator </text:h>
      <text:p text:style-name="Standard">You can use the OR operator to set multiple values in a single variable. The Windows API uses this technique to set flags for objects such as the styles of a window.</text:p>
      <text:p text:style-name="Standard"/>
      <text:p text:style-name="Standard">The following program illustrates this concept.</text:p>
      <text:p text:style-name="Standard"><text:soft-page-break/></text:p>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Print "Testing for 8" </text:p>
      <text:p text:style-name="code">If (myByte And Mask) = 8 Then</text:p>
      <text:p text:style-name="code"><text:soft-page-break/><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text:span text:style-name="T9">Analysis</text:span>: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myByte set to 2 and 4</text:p>
      <text:p text:style-name="output">myByte: 6 <text:s text:c="5"/>Binary: 110</text:p>
      <text:p text:style-name="output"/>
      <text:p text:style-name="output">Testing for 2</text:p>
      <text:p text:style-name="output">myByte contains 2</text:p>
      <text:p text:style-name="output"/>
      <text:p text:style-name="output">Testing for 4</text:p>
      <text:p text:style-name="output">myByte contains 4</text:p>
      <text:p text:style-name="output"/>
      <text:p text:style-name="output">Testing for 8</text:p>
      <text:p text:style-name="output">myByte doesn't contain 8</text:p>
      <text:p text:style-name="output"/>
      <text:p text:style-name="output">myByte doesn't contain 8 </text:p>
      <text:p text:style-name="Text">Output 6.<text:span text:style-name="T19">4</text:span>: Output of or.bas </text:p>
      <text:p text:style-name="Standard"/>
      <text:p text:style-name="Standard">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3" text:outline-level="3"><text:soft-page-break/>The XOR Operator </text:h>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text:span text:style-name="T19">6</text:span>: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myInt1 = <text:s/>5 myInt2 = <text:s/>10</text:p>
      <text:p text:style-name="output"><text:soft-page-break/>Swapping values...</text:p>
      <text:p text:style-name="output">myInt1 = <text:s/>10 myInt2 = <text:s/>5</text:p>
      <text:p text:style-name="Text">Output 6.<text:span text:style-name="T19">5</text:span>: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3" text:outline-level="3">The EQV Operator </text:h>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9"/>
      <text:p text:style-name="code">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If (myInt1 &gt; 3) Eqv (myInt2 &lt; 1) = True Then</text:p>
      <text:p text:style-name="code"><text:soft-page-break/><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text:span text:style-name="T19">7</text:span>: eqv.bas </text:p>
      <text:p text:style-name="Standard"/>
      <text:p text:style-name="Standard"><text:tab/><text:span text:style-name="T9">Analysis:</text:span> <text:span text:style-name="T11">T</text:span>he values <text:span text:style-name="T11">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5"><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text:s/>4 myInt2 = <text:s/>2</text:p>
      <text:p text:style-name="output"/>
      <text:p text:style-name="output">Statement (myInt1 &lt; 5) equiv (myInt2 &gt; 1) is equivalent.</text:p>
      <text:p text:style-name="output"/>
      <text:p text:style-name="output">Statement (myInt1 &gt; 5) equiv (myInt2 &lt; 1) is equivalent.</text:p>
      <text:p text:style-name="output"/>
      <text:p text:style-name="output">Statement (myInt1 &gt; 5) equiv (myInt2 &lt; 1) is not equivalent.</text:p>
      <text:p text:style-name="output"/>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text:soft-page-break/>characters, if they are at equivalent strength. You could build an expression similar to the one in the listing and take action based on the equivalence of the two characters. </text:p>
      <text:p text:style-name="Standard"/>
      <text:h text:style-name="Heading_20_3" text:outline-level="3">The IMP Operator </text:h>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Shortcut Bit wise Operators </text:h>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0">And=</text:p>
          </table:table-cell>
          <table:table-cell table:style-name="ShortcutBitwiseOperators.A2" office:value-type="string">
            <text:p text:style-name="P10"><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0">Or=</text:p>
          </table:table-cell>
          <table:table-cell table:style-name="ShortcutBitwiseOperators.A2" office:value-type="string">
            <text:p text:style-name="P10"><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0">Xor= </text:p>
          </table:table-cell>
          <table:table-cell table:style-name="ShortcutBitwiseOperators.A2" office:value-type="string">
            <text:p text:style-name="P10">B Xor= C </text:p>
          </table:table-cell>
          <table:table-cell table:style-name="ShortcutBitwiseOperators.C2" office:value-type="string">
            <text:p text:style-name="Table_20_Contents">This is the same as B = B Xor C. </text:p>
          </table:table-cell>
        </table:table-row>
        <table:table-row>
          <table:table-cell table:style-name="ShortcutBitwiseOperators.A2" office:value-type="string">
            <text:p text:style-name="P10">Eqv= </text:p>
          </table:table-cell>
          <table:table-cell table:style-name="ShortcutBitwiseOperators.A2" office:value-type="string">
            <text:p text:style-name="P10">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0">Imp= </text:p>
          </table:table-cell>
          <table:table-cell table:style-name="ShortcutBitwiseOperators.A2" office:value-type="string">
            <text:p text:style-name="P10">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ext:soft-page-break/>The SHL and SHR Operators </text:h>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
      <text:p text:style-name="Standard">The following program shows the SHL and SHR operators. </text:p>
      <text:p text:style-name="Standard"/>
      <text:p text:style-name="code"/>
      <text:p text:style-name="P3">‘<text:span text:style-name="T10">Declare working variables</text:span></text:p>
      <text:p text:style-name="P3">Dim As Uinteger myInt = 1, i </text:p>
      <text:p text:style-name="code"/>
      <text:p text:style-name="code">'Multiply by powers of 2 </text:p>
      <text:p text:style-name="code">Print "Shifting left..." </text:p>
      <text:p text:style-name="code">Print "myInt = ";myInt </text:p>
      <text:p text:style-name="code"><text:soft-page-break/></text:p>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
      <text:p text:style-name="P2"><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text:p>
      <text:p text:style-name="output">myInt = 1</text:p>
      <text:p text:style-name="output">myInt = 2</text:p>
      <text:p text:style-name="output">myInt = 4</text:p>
      <text:p text:style-name="output">myInt = 8</text:p>
      <text:p text:style-name="output">myInt = 16</text:p>
      <text:p text:style-name="output">myInt = 32</text:p>
      <text:p text:style-name="output">myInt = 64</text:p>
      <text:p text:style-name="output">myInt = 128</text:p>
      <text:p text:style-name="output">myInt = 256</text:p>
      <text:p text:style-name="output"/>
      <text:p text:style-name="output">Shifting right...</text:p>
      <text:p text:style-name="output">myInt = 256</text:p>
      <text:p text:style-name="output">myInt = 128</text:p>
      <text:p text:style-name="output">myInt = 64</text:p>
      <text:p text:style-name="output"><text:soft-page-break/>myInt = 32</text:p>
      <text:p text:style-name="output">myInt = 16</text:p>
      <text:p text:style-name="output">myInt = 8</text:p>
      <text:p text:style-name="output">myInt = 4</text:p>
      <text:p text:style-name="output">myInt = 2</text:p>
      <text:p text:style-name="output">myInt = 1</text:p>
      <text:p text:style-name="Text">Output 6.<text:span text:style-name="T19">8</text:span>: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header-rows>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P11">#define Hibyte(x) ((CUint(x) and 65280) shr 8)</text:p>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he Bit macro returns a -1 if a bit at position bit_number is a 1, otherwise it returns a 0. The Bitset macro sets the bit at position bit_number to 1 and returns the number, and the <text:soft-page-break/>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analysis" style:family="paragraph" style:parent-style-name="Text_20_body" style:next-style-name="Text_20_body" style:class="extra">
      <loext:graphic-properties draw:fill="none" draw:fill-color="#729fcf"/>
      <style:paragraph-properties fo:margin-left="0in" fo:margin-right="0in" fo:margin-top="0.1181in" fo:margin-bottom="0.1181in" style:contextual-spacing="true" fo:text-indent="0in" style:auto-text-indent="true" fo:background-color="transparent" fo:padding="0.0201in" fo:border="none" style:shadow="none"/>
      <style:text-properties style:font-name="DejaVu Serif" fo:font-family="'DejaVu Serif'" style:font-style-name="Book"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OOoComputerCode" style:family="text">
      <style:text-properties fo:color="#000000" loext:opacity="1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ymbol0_5f_vb" style:display-name="symbol0_vb" style:family="text">
      <style:text-properties fo:color="#66cc66"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6 Bitwise Operators </dc:title>
    <dc:date>2022-11-22T23:18:07.007000000</dc:date>
    <meta:editing-duration>PT2H33M7S</meta:editing-duration>
    <meta:editing-cycles>24</meta:editing-cycles>
    <meta:generator>LibreOffice/7.4.2.3$Windows_X86_64 LibreOffice_project/382eef1f22670f7f4118c8c2dd222ec7ad009daf</meta:generator>
    <meta:document-statistic meta:table-count="4" meta:image-count="0" meta:object-count="0" meta:page-count="17" meta:paragraph-count="395" meta:word-count="4760" meta:character-count="25188" meta:non-whitespace-character-count="20410"/>
    <meta:template xlink:type="simple" xlink:actuate="onRequest" xlink:title="Conventions Used in the Book " xlink:href="../../templates/sect%20II-Conventions.ott" meta:date="2020-09-21T03:21:58.337000000"/>
  </office:meta>
</office:document-meta>
</file>